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1.325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2.5cm" svg:x2="1.4cm" svg:y2="11.4cm">
          <text:p/>
        </draw:line>
        <draw:frame draw:style-name="gr2" draw:layer="layout" svg:width="6.2cm" svg:height="1.25cm" svg:x="1cm" svg:y="1cm">
          <draw:text-box>
            <text:p><text:span text:style-name="T1">Process / Thread A</text:span></text:p>
          </draw:text-box>
        </draw:frame>
        <draw:line draw:style-name="gr1" draw:text-style-name="P1" draw:layer="layout" svg:x1="11.7cm" svg:y1="2.5cm" svg:x2="11.7cm" svg:y2="11.4cm">
          <text:p/>
        </draw:line>
        <draw:frame draw:style-name="gr2" draw:layer="layout" svg:width="6.2cm" svg:height="1.25cm" svg:x="11.5cm" svg:y="1cm">
          <draw:text-box>
            <text:p><text:span text:style-name="T1">Process</text:span> / <text:span text:style-name="T1">Thread</text:span> B</text:p>
          </draw:text-box>
        </draw:frame>
        <draw:measure draw:style-name="gr3" draw:text-style-name="P1" draw:layer="measurelines" svg:x1="1.4cm" svg:y1="3.5cm" svg:x2="1.4cm" svg:y2="8.5cm">
          <text:p text:style-name="P2"/>
          <text:p text:style-name="P2"/>
        </draw:measure>
        <draw:frame draw:style-name="gr4" draw:layer="layout" svg:width="7.4cm" svg:height="1.673cm" svg:x="2.7cm" svg:y="3.2cm">
          <draw:text-box>
            <text:p><text:span text:style-name="T1">Reading resource</text:span></text:p>
            <text:p>A = 5</text:p>
          </draw:text-box>
        </draw:frame>
        <draw:frame draw:style-name="gr4" draw:layer="layout" svg:width="7.9cm" svg:height="1.673cm" svg:x="2.7cm" svg:y="5.201cm">
          <draw:text-box>
            <text:p><text:span text:style-name="T1">Incrementing</text:span> <text:span text:style-name="T1">resource</text:span> ...</text:p>
            <text:p>A++</text:p>
          </draw:text-box>
        </draw:frame>
        <draw:frame draw:style-name="gr5" draw:layer="layout" svg:width="7.9cm" svg:height="1.673cm" svg:x="2.7cm" svg:y="7.7cm">
          <draw:text-box>
            <text:p><text:span text:style-name="T1">Resource</text:span> <text:span text:style-name="T1">modified</text:span></text:p>
            <text:p>A == 6</text:p>
          </draw:text-box>
        </draw:frame>
        <draw:measure draw:style-name="gr3" draw:text-style-name="P1" draw:layer="layout" svg:x1="11.6cm" svg:y1="5.101cm" svg:x2="11.6cm" svg:y2="10.101cm">
          <text:p text:style-name="P2"/>
          <text:p text:style-name="P2"/>
        </draw:measure>
        <draw:frame draw:style-name="gr4" draw:layer="layout" svg:width="7.4cm" svg:height="1.673cm" svg:x="12.9cm" svg:y="4.801cm">
          <draw:text-box>
            <text:p><text:span text:style-name="T1">Reading resource</text:span></text:p>
            <text:p>A = 5</text:p>
          </draw:text-box>
        </draw:frame>
        <draw:frame draw:style-name="gr4" draw:layer="layout" svg:width="7.9cm" svg:height="1.673cm" svg:x="12.9cm" svg:y="6.802cm">
          <draw:text-box>
            <text:p><text:span text:style-name="T1">Incrementing</text:span> <text:span text:style-name="T1">resource</text:span> ...</text:p>
            <text:p>A++</text:p>
          </draw:text-box>
        </draw:frame>
        <draw:frame draw:style-name="gr4" draw:layer="layout" svg:width="7.9cm" svg:height="1.673cm" svg:x="12.9cm" svg:y="9.103cm">
          <draw:text-box>
            <text:p><text:span text:style-name="T1">Resource</text:span> <text:span text:style-name="T1">modified</text:span></text:p>
            <text:p><text:span text:style-name="T2">A == 7</text:span></text:p>
          </draw:text-box>
        </draw:frame>
        <draw:line draw:style-name="gr6" draw:text-style-name="P1" draw:layer="layout" svg:x1="1.8cm" svg:y1="8.5cm" svg:x2="20.49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urak </meta:initial-creator>
    <meta:creation-date>2012-11-21T12:48:46</meta:creation-date>
    <meta:generator>LibreOffice/3.6$Linux_X86_64 LibreOffice_project/360m1$Build-2</meta:generator>
    <dc:date>2013-03-27T10:31:44</dc:date>
    <dc:creator>Zaurak </dc:creator>
    <meta:editing-duration>PT11M1S</meta:editing-duration>
    <meta:editing-cycles>10</meta:editing-cycles>
    <meta:document-statistic meta:object-count="13"/>
  </office:meta>
</office:document-meta>
</file>